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2aa5e" officeooo:paragraph-rsid="0012aa5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Standard">
      <style:text-properties officeooo:rsid="0012aa5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ransforms</text:h>
      <text:h text:style-name="Heading_20_3" text:outline-level="3"/>
      <text:h text:style-name="Heading_20_3" text:outline-level="3">1. <text:span text:style-name="Strong_20_Emphasis">Subjective Perspective</text:span> <text:span text:style-name="Emphasis">(Risk-aligned → tension, threat, or desire)</text:span></text:h>
      <text:p text:style-name="Text_20_body"><text:span text:style-name="Strong_20_Emphasis">Definition</text:span>: The image is filtered through an <text:span text:style-name="Strong_20_Emphasis">agent's emotional or perceptual lens</text:span>, even if the viewer is not aware of the agent directly.</text:p>
      <text:list text:style-name="L1">
        <text:list-item>
          <text:p text:style-name="P2">🔸 Camera simulates <text:span text:style-name="Strong_20_Emphasis">fear, awe, longing, instability</text:span></text:p>
        </text:list-item>
        <text:list-item>
          <text:p text:style-name="P2">🔸 Used in: POV shots, dream sequences, psychological scenes</text:p>
        </text:list-item>
        <text:list-item>
          <text:p text:style-name="P2">🔸 Phase fit: <text:span text:style-name="Strong_20_Emphasis">Origin</text:span>, especially for internal triggers or sensory occlusion</text:p>
        </text:list-item>
        <text:list-item>
          <text:p text:style-name="P2">🔸 Example cues: “What it <text:span text:style-name="Emphasis">feels</text:span> like to be near X,” “The unseen danger watching,” “Paranoia from a corner of the room”</text:p>
        </text:list-item>
      </text:list>
      <text:p text:style-name="Horizontal_20_Line"/>
      <text:h text:style-name="Heading_20_3" text:outline-level="3">2. <text:span text:style-name="Strong_20_Emphasis">Objective Perspective</text:span> <text:span text:style-name="Emphasis">(Reward-aligned → clarity, structure, or exposition)</text:span></text:h>
      <text:p text:style-name="Text_20_body"><text:span text:style-name="Strong_20_Emphasis">Definition</text:span>: The image functions as a <text:span text:style-name="Strong_20_Emphasis">clear, neutral observation</text:span> of events, spaces, or objects with minimal distortion or framing bias.</text:p>
      <text:list text:style-name="L2">
        <text:list-item>
          <text:p text:style-name="P3">🔸 Emphasizes <text:span text:style-name="Strong_20_Emphasis">world-state, layout, and causality</text:span></text:p>
        </text:list-item>
        <text:list-item>
          <text:p text:style-name="P3">🔸 Used in: Establishing shots, instructional scenes, system breakdowns</text:p>
        </text:list-item>
        <text:list-item>
          <text:p text:style-name="P3">🔸 Phase fit: <text:span text:style-name="Strong_20_Emphasis">Expansion</text:span>, particularly for logic-based or grounded narrative sequences</text:p>
        </text:list-item>
        <text:list-item>
          <text:p text:style-name="P3">🔸 Example cues: “Reveal the layout of the ruined cathedral,” “Observe the machine resetting,” “Track the ripple effect”</text:p>
        </text:list-item>
      </text:list>
      <text:p text:style-name="Horizontal_20_Line"/>
      <text:h text:style-name="Heading_20_3" text:outline-level="3">3. <text:span text:style-name="Strong_20_Emphasis">Symbolic (Relational) Perspective</text:span> <text:span text:style-name="Emphasis">(Relation-aligned → metaphor, mythos, pattern)</text:span></text:h>
      <text:p text:style-name="Text_20_body"><text:span text:style-name="Strong_20_Emphasis">Definition</text:span>: The image prioritizes <text:span text:style-name="Strong_20_Emphasis">thematic resonance or archetypal meaning</text:span> over physical logic or perspective realism.</text:p>
      <text:list text:style-name="L3">
        <text:list-item>
          <text:p text:style-name="P4">🔸 Time, space, and proportion may be <text:span text:style-name="Strong_20_Emphasis">distorted to imply significance</text:span></text:p>
        </text:list-item>
        <text:list-item>
          <text:p text:style-name="P4">🔸 Used in: Montages, mythic scenes, metaphysical transitions</text:p>
        </text:list-item>
        <text:list-item>
          <text:p text:style-name="P4">🔸 Phase fit: <text:span text:style-name="Strong_20_Emphasis">Nuance</text:span>, where emergent themes or value resolution dominate</text:p>
        </text:list-item>
        <text:list-item>
          <text:p text:style-name="P4">🔸 Example cues: “A staircase spirals infinitely upward,” “The hunter becomes the prey in a mirrored desert,” “The mask watches from every wall”</text:p>
        </text:list-item>
      </text:list>
      <text:p text:style-name="Standard"/>
      <text:p text:style-name="Standard"/>
      <text:p text:style-name="Standard"/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49:16.485215297</meta:creation-date>
    <dc:date>2025-05-05T19:44:49.731766073</dc:date>
    <meta:editing-duration>PT2H45M20S</meta:editing-duration>
    <meta:editing-cycles>1</meta:editing-cycles>
    <meta:document-statistic meta:table-count="0" meta:image-count="0" meta:object-count="0" meta:page-count="2" meta:paragraph-count="19" meta:word-count="244" meta:character-count="1602" meta:non-whitespace-character-count="1389"/>
    <meta:generator>LibreOffice/24.8.6.2$Linux_AARCH64 LibreOffice_project/480$Build-2</meta:generator>
  </office:meta>
</office:document-meta>
</file>